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5e" officeooo:paragraph-rsid="001c915e"/>
    </style:style>
    <style:style style:name="P2" style:family="paragraph" style:parent-style-name="Standard">
      <style:text-properties officeooo:paragraph-rsid="001c915e"/>
    </style:style>
    <style:style style:name="P3" style:family="paragraph" style:parent-style-name="Standard">
      <style:text-properties officeooo:rsid="001cb623" officeooo:paragraph-rsid="001cb623"/>
    </style:style>
    <style:style style:name="P4" style:family="paragraph" style:parent-style-name="Standard">
      <style:text-properties officeooo:paragraph-rsid="001cb623"/>
    </style:style>
    <style:style style:name="T1" style:family="text">
      <style:text-properties officeooo:rsid="001b6d1f"/>
    </style:style>
    <style:style style:name="T2" style:family="text">
      <style:text-properties officeooo:rsid="001c915e"/>
    </style:style>
    <style:style style:name="T3" style:family="text">
      <style:text-properties officeooo:rsid="001d8f41"/>
    </style:style>
    <style:style style:name="T4" style:family="text">
      <style:text-properties officeooo:rsid="001cb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дание было выполнено на первом уроке</text:p>
      <text:p text:style-name="Standard"/>
      <text:p text:style-name="P1">2.</text:p>
      <text:p text:style-name="Standard"><text:span text:style-name="T1">c</text:span>reate database example;</text:p>
      <text:p text:style-name="Standard">create table users (id serial, name varchar(200) unique not null);</text:p>
      <text:p text:style-name="Standard"/>
      <text:p text:style-name="P2"><text:span text:style-name="T2">3.</text:span></text:p>
      <text:p text:style-name="P2">mysqldump example &gt; exampledump.sql</text:p>
      <text:p text:style-name="P2"/>
      <text:p text:style-name="P2">create database sample;</text:p>
      <text:p text:style-name="Standard"/>
      <text:p text:style-name="Standard">mysql sample &lt; exampledump.sql</text:p>
      <text:p text:style-name="Standard"/>
      <text:p text:style-name="P4"><text:span text:style-name="T4">4.</text:span></text:p>
      <text:p text:style-name="P4">mysqldump mysql help_keyword --where='TRUE order by help_keyword_id limit 100' &gt; dump_first_100_help_keyword.sq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9:25:58.382869877</meta:creation-date>
    <dc:date>2021-04-11T12:27:19.512515181</dc:date>
    <meta:editing-duration>PT16H51M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46" meta:character-count="337" meta:non-whitespace-character-count="302"/>
  </office:meta>
</office:document-meta>
</file>